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orphans="2" fo:widows="2" fo:text-indent="0.3752in" style:auto-text-indent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sans-serif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4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orphans="2" fo:widows="2" fo:text-indent="0.3752in" style:auto-text-indent="false" style:page-number="auto" fo:background-color="transparent"/>
    </style:style>
    <style:style style:name="P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orphans="2" fo:widows="2" fo:text-indent="0.3752in" style:auto-text-indent="false" fo:background-color="transparent"/>
    </style:style>
    <style:style style:name="P6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orphans="2" fo:widows="2" fo:text-indent="0.3752in" style:auto-text-indent="false" fo:background-color="transparent"/>
      <style:text-properties officeooo:paragraph-rsid="000228b2"/>
    </style:style>
    <style:style style:name="P7" style:family="paragraph" style:parent-style-name="Text_20_body" style:list-style-name="L1">
      <loext:graphic-properties draw:fill="none"/>
      <style:paragraph-properties fo:margin-left="0in" fo:margin-right="0in" fo:orphans="2" fo:widows="2" fo:text-indent="0.3752in" style:auto-text-indent="false" fo:background-color="transparent"/>
      <style:text-properties officeooo:paragraph-rsid="000228b2"/>
    </style:style>
    <style:style style:name="T1" style:family="text">
      <style:text-properties fo:font-variant="normal" fo:text-transform="none" fo:color="#333333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sans-serif" fo:font-size="10.5pt" fo:letter-spacing="normal" fo:font-style="normal" fo:font-weight="normal" officeooo:rsid="000228b2"/>
    </style:style>
    <style:style style:name="T4" style:family="text">
      <style:text-properties fo:font-variant="normal" fo:text-transform="none" fo:color="#ff0000" style:font-name="sans-serif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ервлет является интерфейсом Java, реализация которого расширяет функциональные возможности сервера. Сервлет взаимодействует с клиентами посредством принципа запрос-ответ.</text:p>
      <text:p text:style-name="P2"/>
      <text:p text:style-name="P2">Контейнер сервлетов управляет четырьмя фазами жизненного цикла сервлета:</text:p>
      <text:list xml:id="list4205529869" text:style-name="L1">
        <text:list-header>
          <text:p text:style-name="P3"><text:span text:style-name="Strong_20_Emphasis"><text:span text:style-name="T1"/></text:span></text:p>
          <text:p text:style-name="P4"><text:span text:style-name="Strong_20_Emphasis"><text:span text:style-name="T1">Загрузка класса сервлета</text:span></text:span><text:span text:style-name="T2"> — когда контейнер получает запрос для сервлета, то происходит загрузка класса сервлета в память и вызов конструктора без параметров. Контейнер сервлетов обычно загружает сервлет при первом запросе клиента, но иногда необходимо загрузить сервлет прямо на старте приложения (например если сервлет объемный и будет долго грузиться). Для этого необходимо использовать элемент load-on-startup в дескрипторе (или аннотацию loadOnStartup), который укажет необходимость загрузки сервлета при запуске.</text:span></text:p>
          <text:p text:style-name="P5"><text:span text:style-name="T2"/></text:p>
          <text:p text:style-name="P6"><text:span text:style-name="Strong_20_Emphasis"><text:span text:style-name="T1">Инициализация класса сервлета</text:span></text:span><text:span text:style-name="T2"> — после того как класс загружен контейнер инициализирует объект </text:span><text:span text:style-name="T4">ServletConfig</text:span><text:span text:style-name="T2"> для этого сервлета и </text:span><text:span text:style-name="T3">иницыализирует</text:span><text:span text:style-name="T2"> его через </text:span><text:span text:style-name="T4">init()</text:span><text:span text:style-name="T2"> метод. Это и есть место где сервлет класс преобразуется из обычного класса в сервлет.</text:span></text:p>
          <text:p text:style-name="P6"><text:span text:style-name="T2">Интерфейс javax.servlet.ServletConfig используется для передачи конфигурационной информации сервлету. Каждый сервлет имеет свой собственный объект ServletConfig, за создание экземпляра которого ответственен контейнер сервлетов. Для установки параметров конфигурации используются init параметры в web.xml (или аннотации WebInitParam). Для получения объекта ServletConfig данного сервлета используется метод getServletConfig().</text:span></text:p>
          <text:p text:style-name="P5"><text:span text:style-name="T2"/></text:p>
          <text:p text:style-name="P5"><text:span text:style-name="Strong_20_Emphasis"><text:span text:style-name="T1">Обработка запросов</text:span></text:span><text:span text:style-name="T2"> — после инициализации сервлет готов к обработке запросов. Для каждого запроса клиента сервлет контейнер порождает нов</text:span><text:span text:style-name="T3">ый</text:span><text:span text:style-name="T2"> поток и вызывает метод </text:span><text:span text:style-name="T4">service()</text:span><text:span text:style-name="T2"> путем передачи ссылки на объект ответа и запроса.</text:span></text:p>
          <text:p text:style-name="P5"><text:span text:style-name="T2"/></text:p>
          <text:p text:style-name="P7"><text:span text:style-name="Strong_20_Emphasis"><text:span text:style-name="T1">Удаление из Service</text:span></text:span><text:span text:style-name="T2"> — когда контейнер останавливается или останавливается приложение, то контейнер сервлетов уничтожает классы сервлетов путем вызова </text:span><text:span text:style-name="T4">destroy()</text:span><text:span text:style-name="T2"> метода. Методы класса HTTPServlet init() и destroy() вызываются один раз за жизненный цикл сервлета</text:span><text:span text:style-name="T3">.</text:span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27:55.853986569</meta:creation-date>
    <dc:date>2020-01-09T15:37:25.420402829</dc:date>
    <meta:editing-duration>PT9M29S</meta:editing-duration>
    <meta:editing-cycles>1</meta:editing-cycles>
    <meta:document-statistic meta:table-count="0" meta:image-count="0" meta:object-count="0" meta:page-count="1" meta:paragraph-count="11" meta:word-count="238" meta:character-count="1921" meta:non-whitespace-character-count="1695"/>
    <meta:generator>LibreOffice/6.0.7.3$Linux_X86_64 LibreOffice_project/00m0$Build-3</meta:generator>
  </office:meta>
</office:document-meta>
</file>